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 Mono" fo:font-size="8pt" style:font-size-asian="8pt" style:font-size-complex="8pt"/>
    </style:style>
    <style:style style:name="P2" style:family="paragraph" style:parent-style-name="Table_20_Contents">
      <style:text-properties style:font-name="Ubuntu Mono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2"/>
        <table:table-row>
          <table:table-cell table:style-name="Tabela1.A1" table:number-rows-spanned="8" office:value-type="string">
            <text:p text:style-name="P2"><text:s/>f(2, 3)</text:p>
            <text:p text:style-name="P2"><text:s text:c="2"/>return: func(1, func(2, 2)) [func(1, 7)] [9]</text:p>
            <text:p text:style-name="P2">c <text:s/>f(2, 2)</text:p>
            <text:p text:style-name="P2"><text:s text:c="3"/>return: func(1, func(2, 1)) [func(1, 5)] [7]</text:p>
            <text:p text:style-name="P2">c <text:s text:c="2"/>f(2, 1)</text:p>
            <text:p text:style-name="P2"><text:s text:c="4"/>return: func(1, func(2, 0)) [func(1, 3)] [5]</text:p>
            <text:p text:style-name="P2">c <text:s text:c="3"/>f(2, 0)</text:p>
            <text:p text:style-name="P2"><text:s text:c="5"/>return: func(1, 1) [3]</text:p>
            <text:p text:style-name="P2">b <text:s text:c="4"/>f(1, 1)</text:p>
            <text:p text:style-name="P2"><text:s text:c="6"/>return: func(0, func(1, 0)) [func(0, 2)] [3]</text:p>
            <text:p text:style-name="P2">c <text:s text:c="5"/>f(1, 0)</text:p>
            <text:p text:style-name="P2"><text:s text:c="7"/>return: func(0, 1) [2]</text:p>
            <text:p text:style-name="P2">b <text:s text:c="6"/>f(0, 1)</text:p>
            <text:p text:style-name="P2"><text:s text:c="8"/>return: 2</text:p>
            <text:p text:style-name="P2">a <text:s text:c="5"/>f(0, 2)</text:p>
            <text:p text:style-name="P2"><text:s text:c="7"/>return: 3</text:p>
            <text:p text:style-name="P2">a <text:s text:c="4"/>f(1, 3)</text:p>
            <text:p text:style-name="P2"><text:s text:c="6"/>return: func(0, func(1, 2)) [func(0, 4)] [5]</text:p>
            <text:p text:style-name="P2">c <text:s text:c="5"/>f(1, 2)</text:p>
            <text:p text:style-name="P2"><text:s text:c="7"/>return: func(0, func(1, 1)) [func(0, 3)] [4]</text:p>
            <text:p text:style-name="P2">c <text:s text:c="6"/>f(1, 1)</text:p>
            <text:p text:style-name="P2"><text:s text:c="8"/>return: func(0, func(1, 0)) [func(0, 2)] [3]</text:p>
            <text:p text:style-name="P2">c <text:s text:c="7"/>f(1, 0)</text:p>
            <text:p text:style-name="P2"><text:s text:c="9"/>return: func(0, 1) [2]</text:p>
            <text:p text:style-name="P2">b <text:s text:c="8"/>f(0, 1)</text:p>
            <text:p text:style-name="P2"><text:s text:c="10"/>return: 2</text:p>
            <text:p text:style-name="P2">a <text:s text:c="7"/>f(0, 2)</text:p>
            <text:p text:style-name="P2"><text:s text:c="9"/>return: 3</text:p>
            <text:p text:style-name="P2">a <text:s text:c="6"/>f(0, 3)</text:p>
            <text:p text:style-name="P2"><text:s text:c="8"/>return: 4</text:p>
            <text:p text:style-name="P2">a <text:s text:c="5"/>f(0, 4)</text:p>
            <text:p text:style-name="P2"><text:s text:c="7"/>return: 5</text:p>
            <text:p text:style-name="P2">a <text:s text:c="4"/>f(1, 5)</text:p>
            <text:p text:style-name="P2"><text:s text:c="6"/>return: func(0, func(1, 4)) [func(0, 6)] [7]</text:p>
            <text:p text:style-name="P2">c <text:s text:c="5"/>f(1, 4)</text:p>
            <text:p text:style-name="P2"><text:s text:c="7"/>return: func(0, func(1, 3)) [func(0, 5)] [6]</text:p>
            <text:p text:style-name="P2">c <text:s text:c="6"/>f(1, 3)</text:p>
            <text:p text:style-name="P2"><text:s text:c="8"/>return: func(0, func(1, 2)) [func(0, 4)] [5]</text:p>
            <text:p text:style-name="P2">c <text:s text:c="7"/>f(1, 2)</text:p>
            <text:p text:style-name="P2"><text:s text:c="9"/>return: func(0, func(1, 1)) [func(0, 3)] [4]</text:p>
            <text:p text:style-name="P2">c <text:s text:c="8"/>f(1, 1)</text:p>
            <text:p text:style-name="P2"><text:s text:c="10"/>return: func(0, func(1, 0)) [func(0, 2)] [3]</text:p>
            <text:p text:style-name="P2">c <text:s text:c="9"/>f(1, 0)</text:p>
            <text:p text:style-name="P2"><text:s text:c="11"/>return: func(0, 1) [2]</text:p>
            <text:p text:style-name="P2">b <text:s text:c="10"/>f(0, 1)</text:p>
            <text:p text:style-name="P2"><text:s text:c="12"/>return: 2</text:p>
            <text:p text:style-name="P2">a <text:s text:c="9"/>f(0, 2)</text:p>
            <text:p text:style-name="P2"><text:s text:c="11"/>return: 3</text:p>
            <text:p text:style-name="P2">a <text:s text:c="8"/>f(0, 3)</text:p>
            <text:p text:style-name="P2"><text:s text:c="10"/>return: 4</text:p>
            <text:p text:style-name="P2">a <text:s text:c="7"/>f(0, 4)</text:p>
            <text:p text:style-name="P2"><text:s text:c="9"/>return: 5</text:p>
            <text:p text:style-name="P2">a <text:s text:c="6"/>f(0, 5)</text:p>
            <text:p text:style-name="P2"><text:s text:c="8"/>return: 6</text:p>
            <text:p text:style-name="P2">a <text:s text:c="5"/>f(0, 6)</text:p>
            <text:p text:style-name="P2"><text:s text:c="7"/>return: 7</text:p>
            <text:p text:style-name="P2">a <text:s text:c="4"/>f(1, 7)</text:p>
            <text:p text:style-name="P2"><text:s text:c="6"/>return: func(0, func(1, 6)) [func(0, 8)] [9]</text:p>
            <text:p text:style-name="P2">c <text:s text:c="5"/>f(1, 6)</text:p>
            <text:p text:style-name="P2"><text:s text:c="7"/>return: func(0, func(1, 5)) [func(0, 7)] [8]</text:p>
            <text:p text:style-name="P2">c <text:s text:c="6"/>f(1, 5)</text:p>
            <text:p text:style-name="P2"><text:s text:c="8"/>return: func(0, func(1, 4)) [func(0, 6)] [7]</text:p>
            <text:p text:style-name="P2">c <text:s text:c="7"/>f(1, 4)</text:p>
            <text:p text:style-name="P2"><text:s text:c="9"/>return: func(0, func(1, 3)) [func(0, 5)] [6]</text:p>
            <text:p text:style-name="P2">c <text:s text:c="8"/>f(1, 3)</text:p>
            <text:p text:style-name="P2"><text:s text:c="10"/>return: func(0, func(1, 2)) [func(0, 4)] [5]</text:p>
            <text:p text:style-name="P2">c <text:s text:c="9"/>f(1, 2)</text:p>
            <text:p text:style-name="P2"><text:s text:c="11"/>return: func(0, func(1, 1)) [func(0, 3)] [4]</text:p>
            <text:p text:style-name="P2">c <text:s text:c="10"/>f(1, 1)</text:p>
            <text:p text:style-name="P2"><text:s text:c="12"/>return: func(0, func(1, 0)) [func(0, 2)] [3]</text:p>
            <text:p text:style-name="P2">c <text:s text:c="11"/>f(1, 0)</text:p>
            <text:p text:style-name="P2"><text:s text:c="13"/>return: func(0, 1) [2]</text:p>
            <text:p text:style-name="P2">b <text:s text:c="12"/>f(0, 1)</text:p>
            <text:p text:style-name="P2"><text:s text:c="14"/>return: 2</text:p>
            <text:p text:style-name="P2">a <text:s text:c="11"/>f(0, 2)</text:p>
            <text:p text:style-name="P2"><text:s text:c="13"/>return: 3</text:p>
            <text:p text:style-name="P2">a <text:s text:c="10"/>f(0, 3)</text:p>
            <text:p text:style-name="P2"><text:s text:c="12"/>return: 4</text:p>
            <text:p text:style-name="P2">a <text:s text:c="9"/>f(0, 4)</text:p>
            <text:p text:style-name="P2"><text:s text:c="11"/>return: 5</text:p>
            <text:p text:style-name="P2">a <text:s text:c="8"/>f(0, 5)</text:p>
            <text:p text:style-name="P2"><text:s text:c="10"/>return: 6</text:p>
            <text:p text:style-name="P2">a <text:s text:c="7"/>f(0, 6)</text:p>
            <text:p text:style-name="P2"><text:s text:c="9"/>return: 7</text:p>
            <text:p text:style-name="P2">a <text:s text:c="6"/>f(0, 7)</text:p>
            <text:p text:style-name="P2"><text:s text:c="8"/>return: 8</text:p>
            <text:p text:style-name="P2">a <text:s text:c="5"/>f(0, 8)</text:p>
            <text:p text:style-name="P2"><text:s text:c="7"/>return: 9</text:p>
          </table:table-cell>
          <table:table-cell table:style-name="Tabela1.B1" office:value-type="string">
            <text:p text:style-name="P2"><text:s/>f(2, 1)</text:p>
            <text:p text:style-name="P2"><text:s text:c="2"/>return: func(1, func(2, 0)) [func(1, 3)] [5]</text:p>
            <text:p text:style-name="P2">c <text:s/>f(2, 0)</text:p>
            <text:p text:style-name="P2"><text:s text:c="3"/>return: func(1, 1) [3]</text:p>
            <text:p text:style-name="P2">b <text:s text:c="2"/>f(1, 1)</text:p>
            <text:p text:style-name="P2"><text:s text:c="4"/>return: func(0, func(1, 0)) [func(0, 2)] [3]</text:p>
            <text:p text:style-name="P2">c <text:s text:c="3"/>f(1, 0)</text:p>
            <text:p text:style-name="P2"><text:s text:c="5"/>return: func(0, 1) [2]</text:p>
            <text:p text:style-name="P2">b <text:s text:c="4"/>f(0, 1)</text:p>
            <text:p text:style-name="P2"><text:s text:c="6"/>return: 2</text:p>
            <text:p text:style-name="P2">a <text:s text:c="3"/>f(0, 2)</text:p>
            <text:p text:style-name="P2"><text:s text:c="5"/>return: 3</text:p>
            <text:p text:style-name="P2">a <text:s text:c="2"/>f(1, 3)</text:p>
            <text:p text:style-name="P2"><text:s text:c="4"/>return: func(0, func(1, 2)) [func(0, 4)] [5]</text:p>
            <text:p text:style-name="P2">c <text:s text:c="3"/>f(1, 2)</text:p>
            <text:p text:style-name="P2"><text:s text:c="5"/>return: func(0, func(1, 1)) [func(0, 3)] [4]</text:p>
            <text:p text:style-name="P2">c <text:s text:c="4"/>f(1, 1)</text:p>
            <text:p text:style-name="P2"><text:s text:c="6"/>return: func(0, func(1, 0)) [func(0, 2)] [3]</text:p>
            <text:p text:style-name="P2">c <text:s text:c="5"/>f(1, 0)</text:p>
            <text:p text:style-name="P2"><text:s text:c="7"/>return: func(0, 1) [2]</text:p>
            <text:p text:style-name="P2">b <text:s text:c="6"/>f(0, 1)</text:p>
            <text:p text:style-name="P2"><text:s text:c="8"/>return: 2</text:p>
            <text:p text:style-name="P2">a <text:s text:c="5"/>f(0, 2)</text:p>
            <text:p text:style-name="P2"><text:s text:c="7"/>return: 3</text:p>
            <text:p text:style-name="P2">a <text:s text:c="4"/>f(0, 3)</text:p>
            <text:p text:style-name="P2"><text:s text:c="6"/>return: 4</text:p>
            <text:p text:style-name="P2">a <text:s text:c="3"/>f(0, 4)</text:p>
            <text:p text:style-name="P2"><text:s text:c="5"/>return: 5</text:p>
          </table:table-cell>
        </table:table-row>
        <table:table-row>
          <table:covered-table-cell/>
          <table:table-cell table:style-name="Tabela1.B2" office:value-type="string">
            <text:p text:style-name="P2"><text:s/>f(2, 0)</text:p>
            <text:p text:style-name="P2"><text:s text:c="2"/>return: func(1, 1) [3]</text:p>
            <text:p text:style-name="P2">b <text:s/>f(1, 1)</text:p>
            <text:p text:style-name="P2"><text:s text:c="3"/>return: func(0, func(1, 0)) [func(0, 2)] [3]</text:p>
            <text:p text:style-name="P2">c <text:s text:c="2"/>f(1, 0)</text:p>
            <text:p text:style-name="P2"><text:s text:c="4"/>return: func(0, 1) [2]</text:p>
            <text:p text:style-name="P2">b <text:s text:c="3"/>f(0, 1)</text:p>
            <text:p text:style-name="P2"><text:s text:c="5"/>return: 2</text:p>
            <text:p text:style-name="P2">a <text:s text:c="2"/>f(0, 2)</text:p>
            <text:p text:style-name="P2"><text:s text:c="4"/>return: 3</text:p>
          </table:table-cell>
        </table:table-row>
        <table:table-row>
          <table:covered-table-cell/>
          <table:table-cell table:style-name="Tabela1.B2" office:value-type="string">
            <text:p text:style-name="P2"><text:s/>f(1, 3)</text:p>
            <text:p text:style-name="P2"><text:s text:c="2"/>return: func(0, func(1, 2)) [func(0, 4)] [5]</text:p>
            <text:p text:style-name="P2">c <text:s/>f(1, 2)</text:p>
            <text:p text:style-name="P2"><text:s text:c="3"/>return: func(0, func(1, 1)) [func(0, 3)] [4]</text:p>
            <text:p text:style-name="P2">c <text:s text:c="2"/>f(1, 1)</text:p>
            <text:p text:style-name="P2"><text:s text:c="4"/>return: func(0, func(1, 0)) [func(0, 2)] [3]</text:p>
            <text:p text:style-name="P2">c <text:s text:c="3"/>f(1, 0)</text:p>
            <text:p text:style-name="P2"><text:s text:c="5"/>return: func(0, 1) [2]</text:p>
            <text:p text:style-name="P2">b <text:s text:c="4"/>f(0, 1)</text:p>
            <text:p text:style-name="P2"><text:s text:c="6"/>return: 2</text:p>
            <text:p text:style-name="P2">a <text:s text:c="3"/>f(0, 2)</text:p>
            <text:p text:style-name="P2"><text:s text:c="5"/>return: 3</text:p>
            <text:p text:style-name="P2">a <text:s text:c="2"/>f(0, 3)</text:p>
            <text:p text:style-name="P2"><text:s text:c="4"/>return: 4</text:p>
            <text:p text:style-name="P2">a <text:s/>f(0, 4)</text:p>
            <text:p text:style-name="P2"><text:s text:c="3"/>return: 5</text:p>
          </table:table-cell>
        </table:table-row>
        <table:table-row>
          <table:covered-table-cell/>
          <table:table-cell table:style-name="Tabela1.B2" office:value-type="string">
            <text:p text:style-name="P2"><text:s/>f(1, 2)</text:p>
            <text:p text:style-name="P2"><text:s text:c="2"/>return: func(0, func(1, 1)) [func(0, 3)] [4]</text:p>
            <text:p text:style-name="P2">c <text:s/>f(1, 1)</text:p>
            <text:p text:style-name="P2"><text:s text:c="3"/>return: func(0, func(1, 0)) [func(0, 2)] [3]</text:p>
            <text:p text:style-name="P2">c <text:s text:c="2"/>f(1, 0)</text:p>
            <text:p text:style-name="P2"><text:s text:c="4"/>return: func(0, 1) [2]</text:p>
            <text:p text:style-name="P2">b <text:s text:c="3"/>f(0, 1)</text:p>
            <text:p text:style-name="P2"><text:s text:c="5"/>return: 2</text:p>
            <text:p text:style-name="P2">a <text:s text:c="2"/>f(0, 2)</text:p>
            <text:p text:style-name="P2"><text:s text:c="4"/>return: 3</text:p>
            <text:p text:style-name="P2">a <text:s/>f(0, 3)</text:p>
            <text:p text:style-name="P2"><text:s text:c="3"/>return: 4</text:p>
          </table:table-cell>
        </table:table-row>
        <table:table-row>
          <table:covered-table-cell/>
          <table:table-cell table:style-name="Tabela1.B2" office:value-type="string">
            <text:p text:style-name="P2"><text:s/>f(1, 1)</text:p>
            <text:p text:style-name="P2"><text:s text:c="2"/>return: func(0, func(1, 0)) [func(0, 2)] [3]</text:p>
            <text:p text:style-name="P2">c <text:s/>f(1, 0)</text:p>
            <text:p text:style-name="P2"><text:s text:c="3"/>return: func(0, 1) [2]</text:p>
            <text:p text:style-name="P2">b <text:s text:c="2"/>f(0, 1)</text:p>
            <text:p text:style-name="P2"><text:s text:c="4"/>return: 2</text:p>
            <text:p text:style-name="P2">a <text:s/>f(0, 2)</text:p>
            <text:p text:style-name="P2"><text:s text:c="3"/>return: 3</text:p>
          </table:table-cell>
        </table:table-row>
        <table:table-row>
          <table:covered-table-cell/>
          <table:table-cell table:style-name="Tabela1.B2" office:value-type="string">
            <text:p text:style-name="P2"><text:s/>f(1, 0)</text:p>
            <text:p text:style-name="P2"><text:s text:c="2"/>return: func(0, 1) [2]</text:p>
            <text:p text:style-name="P2">b <text:s/>f(0, 1)</text:p>
            <text:p text:style-name="P2"><text:s text:c="3"/>return: 2</text:p>
          </table:table-cell>
        </table:table-row>
        <table:table-row>
          <table:covered-table-cell/>
          <table:table-cell table:style-name="Tabela1.B2" office:value-type="string">
            <text:p text:style-name="P2"><text:s/>f(0, 1)</text:p>
            <text:p text:style-name="P2"><text:s text:c="2"/>return: 2</text:p>
          </table:table-cell>
        </table:table-row>
        <table:table-row>
          <table:covered-table-cell/>
          <table:table-cell table:style-name="Tabela1.B2" office:value-type="string">
            <text:p text:style-name="P2"><text:s/>f(0, 0)</text:p>
            <text:p text:style-name="P2"><text:s text:c="2"/>return: 1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zysiek </meta:initial-creator>
    <meta:creation-date>2012-11-11T15:37:49</meta:creation-date>
    <meta:printed-by>Krzysiek </meta:printed-by>
    <meta:print-date>2012-11-11T16:53:37</meta:print-date>
    <dc:date>2012-11-11T18:09:14</dc:date>
    <dc:creator>Krzysiek </dc:creator>
    <meta:editing-duration>PT15M44S</meta:editing-duration>
    <meta:editing-cycles>1</meta:editing-cycles>
    <meta:document-statistic meta:table-count="1" meta:image-count="0" meta:object-count="0" meta:page-count="1" meta:paragraph-count="170" meta:word-count="599" meta:character-count="3866" meta:non-whitespace-character-count="2350"/>
    <meta:generator>LibreOffice/3.5$Linux_x86 LibreOffice_project/350m1$Build-2</meta:generator>
  </office:meta>
</office:document-meta>
</file>